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paragraph-properties fo:text-align="start" style:justify-single-word="false"/>
      <style:text-properties fo:font-size="11pt" style:font-size-asian="11pt" style:font-size-complex="11pt"/>
    </style:style>
    <style:style style:name="P3" style:family="paragraph" style:parent-style-name="Standard" style:master-page-name="">
      <style:paragraph-properties fo:margin-left="0cm" fo:margin-right="0cm" fo:text-indent="1.998cm" style:auto-text-indent="false" style:page-number="auto">
        <style:tab-stops>
          <style:tab-stop style:position="2.028cm"/>
          <style:tab-stop style:position="7.202cm"/>
        </style:tab-stops>
      </style:paragraph-properties>
      <style:text-properties fo:font-size="11pt" fo:language="en" fo:country="US" fo:font-weight="normal" style:font-size-asian="11pt" style:font-weight-asian="normal" style:font-size-complex="11pt" style:font-weight-complex="normal"/>
    </style:style>
    <style:style style:name="P4" style:family="paragraph" style:parent-style-name="Standard">
      <style:paragraph-properties fo:margin-left="0cm" fo:margin-right="0cm" fo:text-indent="1.998cm" style:auto-text-indent="false">
        <style:tab-stops>
          <style:tab-stop style:position="2.028cm"/>
          <style:tab-stop style:position="7.202cm"/>
        </style:tab-stops>
      </style:paragraph-properties>
      <style:text-properties fo:font-size="11pt" fo:language="en" fo:country="US" fo:font-weight="normal" style:font-size-asian="11pt" style:font-weight-asian="normal" style:font-size-complex="11pt" style:font-weight-complex="normal"/>
    </style:style>
    <style:style style:name="P5" style:family="paragraph" style:parent-style-name="Standard">
      <style:text-properties fo:language="en" fo:country="US"/>
    </style:style>
    <style:style style:name="P6" style:family="paragraph" style:parent-style-name="Standard">
      <style:text-properties fo:font-size="11pt" fo:language="en" fo:country="US" style:font-size-asian="11pt" style:font-size-complex="11pt"/>
    </style:style>
    <style:style style:name="P7" style:family="paragraph" style:parent-style-name="Standard" style:list-style-name="L4">
      <style:text-properties fo:font-size="11pt" style:font-size-asian="11pt" style:font-size-complex="11pt"/>
    </style:style>
    <style:style style:name="P8" style:family="paragraph" style:parent-style-name="Text_20_body" style:list-style-name="L1">
      <style:paragraph-properties fo:text-align="start" style:justify-single-word="false"/>
      <style:text-properties fo:font-size="11pt" fo:language="en" fo:country="US" style:font-size-asian="11pt" style:font-size-complex="11pt"/>
    </style:style>
    <style:style style:name="P9" style:family="paragraph" style:parent-style-name="Text_20_body" style:list-style-name="L2">
      <style:paragraph-properties fo:text-align="start" style:justify-single-word="false"/>
      <style:text-properties fo:font-size="11pt" fo:language="en" fo:country="US" style:text-underline-style="solid" style:text-underline-width="auto" style:text-underline-color="font-color" fo:font-weight="normal" style:font-size-asian="11pt" style:font-weight-asian="normal" style:font-size-complex="11pt" style:font-weight-complex="normal"/>
    </style:style>
    <style:style style:name="P10" style:family="paragraph" style:parent-style-name="Text_20_body" style:list-style-name="L3">
      <style:paragraph-properties fo:text-align="center" style:justify-single-word="false"/>
      <style:text-properties fo:font-size="11pt" fo:language="en" fo:country="US" fo:font-style="normal" style:text-underline-style="none" fo:font-weight="bold" style:font-size-asian="11pt" style:font-style-asian="normal" style:font-weight-asian="bold" style:font-size-complex="11pt" style:font-style-complex="normal" style:font-weight-complex="bold"/>
    </style:style>
    <style:style style:name="P11" style:family="paragraph" style:parent-style-name="Text_20_body" style:list-style-name="L3">
      <style:paragraph-properties fo:text-align="center" style:justify-single-word="false"/>
      <style:text-properties fo:font-size="11pt"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P12" style:family="paragraph" style:parent-style-name="Text_20_body" style:list-style-name="L3">
      <style:paragraph-properties fo:text-align="start" style:justify-single-word="false"/>
      <style:text-properties fo:font-size="11pt"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P13" style:family="paragraph" style:parent-style-name="Text_20_body" style:list-style-name="L3">
      <style:paragraph-properties fo:text-align="start" style:justify-single-word="false"/>
      <style:text-properties fo:font-size="11pt" fo:language="en" fo:country="US"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4" style:family="paragraph" style:parent-style-name="Text_20_body" style:list-style-name="L3">
      <style:paragraph-properties fo:text-align="start" style:justify-single-word="false"/>
      <style:text-properties fo:font-size="11pt" style:text-underline-style="solid" style:text-underline-width="auto" style:text-underline-color="font-color" style:font-size-asian="11pt" style:font-size-complex="11pt"/>
    </style:style>
    <style:style style:name="P15" style:family="paragraph" style:parent-style-name="Text_20_body" style:list-style-name="L3">
      <style:paragraph-properties fo:text-align="start" style:justify-single-word="false"/>
      <style:text-properties fo:font-size="11pt" style:font-size-asian="11pt" style:font-size-complex="11pt"/>
    </style:style>
    <style:style style:name="P16" style:family="paragraph" style:parent-style-name="Text_20_body" style:list-style-name="L3">
      <style:paragraph-properties fo:text-align="start" style:justify-single-word="false"/>
      <style:text-properties fo:language="en" fo:country="US" fo:font-style="normal" style:text-underline-style="none" fo:font-weight="normal" style:font-style-asian="normal" style:font-weight-asian="normal" style:font-style-complex="normal" style:font-weight-complex="normal"/>
    </style:style>
    <style:style style:name="P17" style:family="paragraph" style:parent-style-name="Text_20_body">
      <style:paragraph-properties fo:text-align="center" style:justify-single-word="false"/>
    </style:style>
    <style:style style:name="P18" style:family="paragraph" style:parent-style-name="Heading_20_3">
      <style:paragraph-properties fo:text-align="center" style:justify-single-word="false"/>
      <style:text-properties fo:font-size="12pt" fo:language="en" fo:country="US" style:text-underline-style="none" fo:font-weight="normal" style:font-size-asian="12pt" style:font-weight-asian="normal" style:font-size-complex="12pt" style:font-weight-complex="normal"/>
    </style:style>
    <style:style style:name="P19" style:family="paragraph" style:parent-style-name="Heading_20_3">
      <style:paragraph-properties fo:text-align="start" style:justify-single-word="false"/>
      <style:text-properties fo:language="en" fo:country="US"/>
    </style:style>
    <style:style style:name="P20" style:family="paragraph" style:parent-style-name="Heading_20_3">
      <style:paragraph-properties fo:text-align="start" style:justify-single-word="false"/>
    </style:style>
    <style:style style:name="P21" style:family="paragraph" style:parent-style-name="Heading_20_2">
      <style:paragraph-properties fo:text-align="center" style:justify-single-word="false"/>
      <style:text-properties fo:font-size="14pt" style:font-size-asian="14pt" style:font-size-complex="14pt"/>
    </style:style>
    <style:style style:name="P22" style:family="paragraph" style:parent-style-name="Heading_20_2">
      <style:paragraph-properties fo:text-align="center" style:justify-single-word="false"/>
      <style:text-properties fo:font-size="16pt" style:font-size-asian="16pt" style:font-size-complex="16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en" fo:country="US"/>
    </style:style>
    <style:style style:name="T4" style:family="text">
      <style:text-properties fo:language="en" fo:country="US" style:text-underline-style="none" fo:font-weight="normal" style:font-weight-asian="normal" style:font-weight-complex="normal"/>
    </style:style>
    <style:style style:name="T5" style:family="text">
      <style:text-properties fo:language="en" fo:country="US" style:text-underline-style="none" fo:font-weight="bold" style:font-weight-asian="bold" style:font-weight-complex="bold"/>
    </style:style>
    <style:style style:name="T6" style:family="text">
      <style:text-properties fo:language="en" fo:country="US" fo:font-style="normal" style:text-underline-style="none" fo:font-weight="normal" style:font-style-asian="normal" style:font-weight-asian="normal" style:font-style-complex="normal" style:font-weight-complex="normal"/>
    </style:style>
    <style:style style:name="T7" style:family="text">
      <style:text-properties fo:language="en" fo:country="US" fo:font-weight="bold" style:font-weight-asian="bold" style:font-weight-complex="bold"/>
    </style:style>
    <style:style style:name="T8" style:family="text">
      <style:text-properties fo:language="en" fo:country="US" officeooo:rsid="0012cd45"/>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1ac00e"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officeooo:rsid="0013a96a"/>
    </style:style>
    <style:style style:name="T13" style:family="text">
      <style:text-properties officeooo:rsid="0014d2ae"/>
    </style:style>
    <style:style style:name="T14" style:family="text">
      <style:text-properties officeooo:rsid="0017a771"/>
    </style:style>
    <style:style style:name="T15" style:family="text">
      <style:text-properties officeooo:rsid="001a0960"/>
    </style:style>
    <style:style style:name="T16" style:family="text">
      <style:text-properties fo:font-size="16pt" style:font-size-asian="16pt"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8cm" fo:text-indent="-0.635cm" fo:margin-left="7.73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3">S. Frenzel, University Medicine Greifswald, <text:a xlink:type="simple" xlink:href="mailto:frenzels@uni-greifswald.de" text:style-name="Internet_20_link" text:visited-style-name="Visited_20_Internet_20_Link">frenzels@uni-greifswald.de</text:a></text:h>
      <text:h text:style-name="P21" text:outline-level="2">JPND-BRIDGET WP 1.2, <text:span text:style-name="T12">NeuroCHARGE</text:span></text:h>
      <text:h text:style-name="P22" text:outline-level="2">Freesurfer-based Alzheimer’<text:span text:style-name="T14">s Disease</text:span> Score and Brain Age Score (<text:span text:style-name="T13">23/</text:span>05/<text:span text:style-name="T13">19</text:span>)</text:h>
      <text:p text:style-name="P17"><text:span text:style-name="T16"/></text:p>
      <text:h text:style-name="P20" text:outline-level="3"><text:span text:style-name="T3">1. Prerequisites</text:span></text:h>
      <text:list xml:id="list1330866948" text:style-name="L1">
        <text:list-item>
          <text:p text:style-name="P8"><text:span text:style-name="T1">Linux or Unix computer </text:span>with <text:span text:style-name="T1">Bash </text:span><text:span text:style-name="T2">shell </text:span>to run the shell-script. The Bash shell is availab<text:span text:style-name="T15">l</text:span>e on most Linux computers.</text:p>
        </text:list-item>
        <text:list-item>
          <text:p text:style-name="P8">Installation of <text:span text:style-name="T1">Freesurfer</text:span><text:span text:style-name="T2">. The corresponding environment variables need to be set up correctly.</text:span></text:p>
        </text:list-item>
        <text:list-item>
          <text:p text:style-name="P8">Installation of <text:span text:style-name="T1">R</text:span><text:span text:style-name="T9"> with package</text:span><text:span text:style-name="T10">s</text:span><text:span text:style-name="T9"> </text:span><text:span text:style-name="T11">glmnet </text:span><text:span text:style-name="T9">and </text:span><text:span text:style-name="T11">splines</text:span><text:span text:style-name="T9">.</text:span></text:p>
        </text:list-item>
      </text:list>
      <text:h text:style-name="P19" text:outline-level="3">2. Preparing the list of subjects with basic covariates</text:h>
      <text:p text:style-name="P2"><text:span text:style-name="T3">At first you'll need to create a list of subject ids as a comma-separated values file in the main directory, named </text:span><text:span text:style-name="T7">covariates.csv</text:span><text:span text:style-name="T3">. <text:s/>These need to be the same as the directory names in the Freesurfer directory. Additionally, this file needs to contain the chronological age in the second colum, as well as sex in the third one (numerically encoded, 2=female, 1=male</text:span><text:span text:style-name="T8">)</text:span><text:span text:style-name="T3">. The first row should contain the column labels SubjID, Age, and Sex. So, basically, this files looks like...</text:span></text:p>
      <text:p text:style-name="P3">SubjID,Age,Sex </text:p>
      <text:p text:style-name="P4">SubjID1,74,2 </text:p>
      <text:p text:style-name="P4">SubjID2,55,2 </text:p>
      <text:p text:style-name="P4">SubjID3,73,2 </text:p>
      <text:p text:style-name="P4">SubjID4,28,1</text:p>
      <text:p text:style-name="P4">...</text:p>
      <text:p text:style-name="P5"/>
      <text:p text:style-name="P6">We'll need the basic covariates for adjusting the Freesurfer data for age and sex in order to detect possible outliers.</text:p>
      <text:h text:style-name="P19" text:outline-level="3">3. Calculation of Freesurfer-based AD score and brain age score</text:h>
      <text:list xml:id="list4071534096" text:style-name="L2">
        <text:list-item>
          <text:p text:style-name="P9">Extract the Freesurfer tables:</text:p>
        </text:list-item>
      </text:list>
      <text:list xml:id="list1669140562" text:style-name="L3">
        <text:list-header>
          <text:p text:style-name="P14"><text:span text:style-name="T4">Please use the script step1_extract_fs_stats.sh to extract the Freesurfer data. It again contains the variable </text:span><text:span text:style-name="T5">SUBJECTS_DIR</text:span><text:span text:style-name="T4">, which need to be set to appropriately. SUBJECTS_DIR is the directory containing the Freesurfer data with each subdirectory corresponding to a subject id in covariates.csv. <text:s/>After setting the variable you can run the script using the command </text:span></text:p>
          <text:p text:style-name="P10">bash step1_extract_fs_stats.sh</text:p>
          <text:p text:style-name="P14"><text:span text:style-name="T6">It extracts tables from the Freesurfer directory and puts them into the directory “data”. After completion there should be the following four files in the “data” directory:</text:span></text:p>
        </text:list-header>
      </text:list>
      <text:list xml:id="list3122324028" text:style-name="L4">
        <text:list-item>
          <text:p text:style-name="P7">lh.aparc.{thickness,volume}.stats</text:p>
        </text:list-item>
        <text:list-item>
          <text:p text:style-name="P7">rh.aparc.{thickness,volume}.stats</text:p>
        </text:list-item>
        <text:list-item>
          <text:p text:style-name="P7">aseg.stats</text:p>
        </text:list-item>
        <text:list-item>
          <text:p text:style-name="P7">wmparc.stats</text:p>
          <text:p text:style-name="P7"/>
        </text:list-item>
      </text:list>
      <text:list xml:id="list134822117117440" text:continue-list="list1669140562" text:style-name="L3">
        <text:list-item>
          <text:p text:style-name="P13">Calculation of AD score and brain age score:</text:p>
          <text:p text:style-name="P15"><text:soft-page-break/><text:span text:style-name="T6">Start R and install the packages glmnet and splines if necessary. This can be done by executing the command</text:span></text:p>
          <text:p text:style-name="P11">install.packages(c('splines', 'glmnet'))</text:p>
          <text:p text:style-name="P12">Compute the scores by executing </text:p>
          <text:p text:style-name="P10">source("step2_compute_scores.r")</text:p>
          <text:p text:style-name="P12">After completion there <text:s/>should be two CSV files in the directory “scores” containing the AD score (fsad.csv) and the brain age score (fsba.csv). These files again contain the basic covariates age and sex, as well as the binary variable isOutlier with 1 indicating a possible outlier.</text:p>
          <text:p text:style-name="P16"/>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cm" fo:margin-right="0cm" fo:margin-top="0cm" fo:margin-bottom="0.663cm" loext:contextual-spacing="false" fo:text-align="start" style:justify-single-word="false" fo:orphans="2" fo:widows="2" fo:text-indent="0cm" style:auto-text-indent="false" style:writing-mode="lr-tb"/>
      <style:text-properties fo:color="#050505" style:text-outline="false" style:text-line-through-style="none" style:text-line-through-type="none" style:font-name="Lohit Hindi" fo:font-family="'Lohit Hindi'"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0cm" fo:margin-right="0cm" fo:margin-top="0cm" fo:margin-bottom="0.52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Gliederung_20_3" style:display-name="Gliederung 3" style:family="paragraph" style:parent-style-name="Gliederung_20_2" style:default-outline-level="">
      <style:paragraph-properties fo:margin-left="0cm" fo:margin-right="0cm" fo:margin-top="0cm" fo:margin-bottom="0.397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4" style:display-name="Gliederung 4" style:family="paragraph" style:parent-style-name="Gliederung_20_3" style:default-outline-level="">
      <style:paragraph-properties fo:margin-left="0cm" fo:margin-right="0cm" fo:margin-top="0cm" fo:margin-bottom="0.265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5" style:display-name="Gliederung 5" style:family="paragraph" style:parent-style-name="Gliederung_20_4" style:default-outline-level="">
      <style:paragraph-properties fo:margin-left="0cm" fo:margin-right="0cm" fo:margin-top="0cm" fo:margin-bottom="0.131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6" style:display-name="Gliederung 6" style:family="paragraph" style:parent-style-name="Gliederung_20_5" style:default-outline-level="">
      <style:paragraph-properties fo:margin-left="0cm" fo:margin-right="0cm" fo:margin-top="0cm" fo:margin-bottom="0.131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7" style:display-name="Gliederung 7" style:family="paragraph" style:parent-style-name="Gliederung_20_6" style:default-outline-level="">
      <style:paragraph-properties fo:margin-left="0cm" fo:margin-right="0cm" fo:margin-top="0cm" fo:margin-bottom="0.131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8" style:display-name="Gliederung 8" style:family="paragraph" style:parent-style-name="Gliederung_20_7" style:default-outline-level="">
      <style:paragraph-properties fo:margin-left="0cm" fo:margin-right="0cm" fo:margin-top="0cm" fo:margin-bottom="0.131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9" style:display-name="Gliederung 9" style:family="paragraph" style:parent-style-name="Gliederung_20_8" style:default-outline-level="">
      <style:paragraph-properties fo:margin-left="0cm" fo:margin-right="0cm" fo:margin-top="0cm" fo:margin-bottom="0.131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1" style:display-name="DNA~LT~Gliederung 1" style:family="paragraph" style:default-outline-level="">
      <style:paragraph-properties fo:margin-left="0cm" fo:margin-right="0cm" fo:margin-top="0cm" fo:margin-bottom="0.663cm" loext:contextual-spacing="false" fo:text-align="start" style:justify-single-word="false" fo:orphans="2" fo:widows="2" fo:text-indent="0cm" style:auto-text-indent="false" style:writing-mode="lr-tb"/>
      <style:text-properties fo:color="#050505" style:text-outline="false" style:text-line-through-style="none" style:text-line-through-type="none" style:font-name="Lohit Hindi" fo:font-family="'Lohit Hindi'"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DNA_7e_LT_7e_Gliederung_20_2" style:display-name="DNA~LT~Gliederung 2" style:family="paragraph" style:parent-style-name="DNA_7e_LT_7e_Gliederung_20_1" style:default-outline-level="">
      <style:paragraph-properties fo:margin-left="0cm" fo:margin-right="0cm" fo:margin-top="0cm" fo:margin-bottom="0.52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DNA_7e_LT_7e_Gliederung_20_3" style:display-name="DNA~LT~Gliederung 3" style:family="paragraph" style:parent-style-name="DNA_7e_LT_7e_Gliederung_20_2" style:default-outline-level="">
      <style:paragraph-properties fo:margin-left="0cm" fo:margin-right="0cm" fo:margin-top="0cm" fo:margin-bottom="0.397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4" style:display-name="DNA~LT~Gliederung 4" style:family="paragraph" style:parent-style-name="DNA_7e_LT_7e_Gliederung_20_3" style:default-outline-level="">
      <style:paragraph-properties fo:margin-left="0cm" fo:margin-right="0cm" fo:margin-top="0cm" fo:margin-bottom="0.265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5" style:display-name="DNA~LT~Gliederung 5" style:family="paragraph" style:parent-style-name="DNA_7e_LT_7e_Gliederung_20_4" style:default-outline-level="">
      <style:paragraph-properties fo:margin-left="0cm" fo:margin-right="0cm" fo:margin-top="0cm" fo:margin-bottom="0.131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6" style:display-name="DNA~LT~Gliederung 6" style:family="paragraph" style:parent-style-name="DNA_7e_LT_7e_Gliederung_20_5" style:default-outline-level="">
      <style:paragraph-properties fo:margin-left="0cm" fo:margin-right="0cm" fo:margin-top="0cm" fo:margin-bottom="0.131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7" style:display-name="DNA~LT~Gliederung 7" style:family="paragraph" style:parent-style-name="DNA_7e_LT_7e_Gliederung_20_6" style:default-outline-level="">
      <style:paragraph-properties fo:margin-left="0cm" fo:margin-right="0cm" fo:margin-top="0cm" fo:margin-bottom="0.131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8" style:display-name="DNA~LT~Gliederung 8" style:family="paragraph" style:parent-style-name="DNA_7e_LT_7e_Gliederung_20_7" style:default-outline-level="">
      <style:paragraph-properties fo:margin-left="0cm" fo:margin-right="0cm" fo:margin-top="0cm" fo:margin-bottom="0.131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9" style:display-name="DNA~LT~Gliederung 9" style:family="paragraph" style:parent-style-name="DNA_7e_LT_7e_Gliederung_20_8" style:default-outline-level="">
      <style:paragraph-properties fo:margin-left="0cm" fo:margin-right="0cm" fo:margin-top="0cm" fo:margin-bottom="0.131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Titel" style:display-name="DNA~LT~Titel" style:family="paragraph" style:default-outline-level="">
      <style:paragraph-properties fo:text-align="center" style:justify-single-word="false" fo:orphans="2" fo:widows="2" style:writing-mode="lr-tb"/>
      <style:text-properties fo:color="#050505" style:text-outline="false" style:text-line-through-style="none" style:text-line-through-type="none" style:font-name="Lohit Hindi" fo:font-family="'Lohit Hindi'" style:font-family-generic="roman" style:font-pitch="variable" fo:font-size="40pt" fo:font-style="normal" fo:text-shadow="none" style:text-underline-style="none" fo:font-weight="normal" style:letter-kerning="true" style:font-name-asian="DejaVu Sans" style:font-family-asian="'DejaVu Sans'" style:font-family-generic-asian="system" style:font-pitch-asian="variable" style:font-size-asian="40pt" style:font-style-asian="normal" style:font-weight-asian="normal" style:font-name-complex="Liberation Sans1" style:font-family-complex="'Liberation Sans'" style:font-family-generic-complex="system" style:font-pitch-complex="variable" style:font-size-complex="12pt" style:text-emphasize="none"/>
    </style:style>
    <style:style style:name="DNA_7e_LT_7e_Untertitel" style:display-name="DNA~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NA_7e_LT_7e_Notizen" style:display-name="DNA~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DNA_7e_LT_7e_Hintergrundobjekte" style:display-name="DNA~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NA_7e_LT_7e_Hintergrund" style:display-name="DNA~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Frenzel</meta:initial-creator>
    <meta:creation-date>2017-06-29T15:37:02.054162663</meta:creation-date>
    <dc:date>2019-05-21T13:48:11.365663055</dc:date>
    <dc:creator>Stefan Frenzel</dc:creator>
    <meta:editing-duration>PT7H40M59S</meta:editing-duration>
    <meta:editing-cycles>94</meta:editing-cycles>
    <meta:generator>LibreOffice/6.0.7.3$Linux_X86_64 LibreOffice_project/00m0$Build-3</meta:generator>
    <meta:document-statistic meta:table-count="0" meta:image-count="0" meta:object-count="0" meta:page-count="2" meta:paragraph-count="32" meta:word-count="367" meta:character-count="2471" meta:non-whitespace-character-count="2136"/>
  </office:meta>
</office:document-meta>
</file>